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45588235294118" calcext:value-type="float">
            <text:p>0.8455882353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985624822561644" calcext:value-type="float">
            <text:p>0.0985624823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7:55:27.249235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01T18:05:16.794457652</dc:date>
    <meta:editing-duration>PT7H12M24S</meta:editing-duration>
    <meta:editing-cycles>60</meta:editing-cycles>
    <meta:generator>LibreOffice/5.1.6.2$Linux_X86_64 LibreOffice_project/10m0$Build-2</meta:generator>
    <meta:document-statistic meta:table-count="1" meta:cell-count="40" meta:object-count="0"/>
  </office:meta>
</office:document-meta>
</file>